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color="#C9211E" fo:font-size="24pt" style:font-size-asian="24pt" style:font-size-complex="24pt"/>
    </style:style>
    <style:style style:name="P2" style:parent-style-name="Standard" style:family="paragraph">
      <style:text-properties fo:color="#000000"/>
    </style:style>
    <style:style style:name="P3" style:parent-style-name="Standard" style:family="paragraph">
      <style:text-properties fo:color="#069A2E" fo:font-size="18pt" style:font-size-asian="18pt" style:font-size-complex="18pt"/>
    </style:style>
    <style:style style:name="P4" style:parent-style-name="Standard" style:family="paragraph">
      <style:text-properties fo:color="#000000" fo:font-size="16pt" style:font-size-asian="16pt" style:font-size-complex="16pt"/>
    </style:style>
    <style:style style:name="P5" style:parent-style-name="Standard" style:family="paragraph">
      <style:text-properties fo:color="#069A2E" fo:font-size="18pt" style:font-size-asian="18pt" style:font-size-complex="18pt"/>
    </style:style>
    <style:style style:name="P6" style:parent-style-name="Standard" style:family="paragraph">
      <style:text-properties fo:font-size="16pt" style:font-size-asian="16pt" style:font-size-complex="16pt"/>
    </style:style>
    <style:style style:name="P7" style:parent-style-name="Standard" style:family="paragraph">
      <style:text-properties fo:color="#069A2E" fo:font-size="18pt" style:font-size-asian="18pt" style:font-size-complex="18pt"/>
    </style:style>
    <style:style style:name="P8" style:parent-style-name="Standard" style:family="paragraph">
      <style:text-properties fo:color="#069A2E" fo:font-size="18pt" style:font-size-asian="18pt" style:font-size-complex="18pt"/>
    </style:style>
    <style:style style:name="P9" style:parent-style-name="Standard" style:family="paragraph">
      <style:text-properties fo:color="#000000" fo:font-size="16pt" style:font-size-asian="16pt" style:font-size-complex="16pt"/>
    </style:style>
    <style:style style:name="P10" style:parent-style-name="Standard" style:family="paragraph">
      <style:text-properties fo:color="#000000" fo:font-size="16pt" style:font-size-asian="16pt" style:font-size-complex="16pt"/>
    </style:style>
    <style:style style:name="P11" style:parent-style-name="Standard" style:family="paragraph">
      <style:text-properties fo:color="#000000" fo:font-size="16pt" style:font-size-asian="16pt" style:font-size-complex="16pt"/>
    </style:style>
    <style:style style:name="P12" style:parent-style-name="Standard" style:family="paragraph">
      <style:text-properties fo:color="#069A2E" fo:font-size="18pt" style:font-size-asian="18pt" style:font-size-complex="18pt"/>
    </style:style>
    <style:style style:name="P13" style:parent-style-name="Standard" style:family="paragraph">
      <style:text-properties fo:color="#000000" fo:font-size="16pt" style:font-size-asian="16pt" style:font-size-complex="16pt"/>
    </style:style>
    <style:style style:name="P14" style:parent-style-name="Standard" style:family="paragraph">
      <style:text-properties fo:color="#000000" fo:font-size="16pt" style:font-size-asian="16pt" style:font-size-complex="16pt"/>
    </style:style>
    <style:style style:name="P15" style:parent-style-name="Standard" style:family="paragraph">
      <style:text-properties fo:color="#000000" fo:font-size="16pt" style:font-size-asian="16pt" style:font-size-complex="16pt"/>
    </style:style>
    <style:style style:name="P16" style:parent-style-name="Standard" style:family="paragraph">
      <style:text-properties fo:color="#069A2E" fo:font-size="18pt" style:font-size-asian="18pt" style:font-size-complex="18pt"/>
    </style:style>
    <style:style style:name="P17" style:parent-style-name="Standard" style:family="paragraph">
      <style:text-properties fo:color="#000000" fo:font-size="16pt" style:font-size-asian="16pt" style:font-size-complex="16pt"/>
    </style:style>
    <style:style style:name="P18" style:parent-style-name="Standard" style:family="paragraph">
      <style:text-properties fo:color="#000000" fo:font-size="16pt" style:font-size-asian="16pt" style:font-size-complex="16pt"/>
    </style:style>
    <style:style style:name="P19" style:parent-style-name="Standard" style:family="paragraph">
      <style:text-properties fo:color="#000000" fo:font-size="16pt" style:font-size-asian="16pt" style:font-size-complex="16pt"/>
    </style:style>
    <style:style style:name="P20" style:parent-style-name="Standard" style:family="paragraph">
      <style:text-properties fo:color="#000000" fo:font-size="16pt" style:font-size-asian="16pt" style:font-size-complex="16pt"/>
    </style:style>
    <style:style style:name="P21" style:parent-style-name="Standard" style:family="paragraph">
      <style:text-properties fo:color="#069A2E" fo:font-size="18pt" style:font-size-asian="18pt" style:font-size-complex="18pt" fo:language="en" fo:country="US"/>
    </style:style>
    <style:style style:name="P22" style:parent-style-name="Standard" style:family="paragraph">
      <style:text-properties fo:color="#069A2E" fo:font-size="18pt" style:font-size-asian="18pt" style:font-size-complex="18pt" fo:language="en" fo:country="US"/>
    </style:style>
    <style:style style:name="P23" style:parent-style-name="Standard" style:family="paragraph">
      <style:text-properties fo:color="#069A2E" fo:font-size="18pt" style:font-size-asian="18pt" style:font-size-complex="18pt"/>
    </style:style>
    <style:style style:name="P24" style:parent-style-name="Standard" style:family="paragraph">
      <style:text-properties fo:color="#000000" fo:font-size="16pt" style:font-size-asian="16pt" style:font-size-complex="16pt"/>
    </style:style>
    <style:style style:name="P25" style:parent-style-name="Standard" style:family="paragraph">
      <style:text-properties fo:color="#069A2E" fo:font-size="18pt" style:font-size-asian="18pt" style:font-size-complex="18pt"/>
    </style:style>
    <style:style style:name="P26" style:parent-style-name="Standard" style:family="paragraph">
      <style:text-properties fo:color="#069A2E" fo:font-size="18pt" style:font-size-asian="18pt" style:font-size-complex="18pt"/>
    </style:style>
    <style:style style:name="P27" style:parent-style-name="Standard" style:family="paragraph">
      <style:text-properties fo:color="#000000" fo:font-size="18pt" style:font-size-asian="18pt" style:font-size-complex="18pt"/>
    </style:style>
    <style:style style:name="P28" style:parent-style-name="Standard" style:family="paragraph">
      <style:text-properties fo:color="#000000" fo:font-size="18pt" style:font-size-asian="18pt" style:font-size-complex="18pt"/>
    </style:style>
    <style:style style:name="P29" style:parent-style-name="Standard" style:family="paragraph">
      <style:text-properties fo:color="#000000" fo:font-size="18pt" style:font-size-asian="18pt" style:font-size-complex="18pt"/>
    </style:style>
    <style:style style:name="P30" style:parent-style-name="Standard" style:family="paragraph">
      <style:text-properties fo:color="#000000" fo:font-size="18pt" style:font-size-asian="18pt" style:font-size-complex="18pt"/>
    </style:style>
    <style:style style:name="P31" style:parent-style-name="Standard" style:family="paragraph">
      <style:text-properties fo:color="#069A2E" fo:font-size="18pt" style:font-size-asian="18pt" style:font-size-complex="18pt"/>
    </style:style>
    <style:style style:name="P32" style:parent-style-name="Standard" style:family="paragraph">
      <style:text-properties fo:color="#069A2E" fo:font-size="18pt" style:font-size-asian="18pt" style:font-size-complex="18pt"/>
    </style:style>
    <style:style style:name="P33" style:parent-style-name="Standard" style:family="paragraph">
      <style:text-properties fo:color="#000000" fo:font-size="16pt" style:font-size-asian="16pt" style:font-size-complex="16pt"/>
    </style:style>
    <style:style style:name="P34" style:parent-style-name="Standard" style:family="paragraph">
      <style:text-properties fo:color="#000000" fo:font-size="16pt" style:font-size-asian="16pt" style:font-size-complex="16pt"/>
    </style:style>
    <style:style style:name="P35" style:parent-style-name="Standard" style:family="paragraph">
      <style:text-properties fo:color="#000000" fo:font-size="16pt" style:font-size-asian="16pt" style:font-size-complex="16pt"/>
    </style:style>
    <style:style style:name="P36" style:parent-style-name="Standard" style:family="paragraph">
      <style:text-properties fo:color="#069A2E" fo:font-size="18pt" style:font-size-asian="18pt" style:font-size-complex="18pt"/>
    </style:style>
    <style:style style:name="P37" style:parent-style-name="Standard" style:family="paragraph">
      <style:text-properties fo:color="#000000" fo:font-size="18pt" style:font-size-asian="18pt" style:font-size-complex="18pt"/>
    </style:style>
    <style:style style:name="P38" style:parent-style-name="Standard" style:family="paragraph">
      <style:text-properties fo:color="#069A2E" fo:font-size="18pt" style:font-size-asian="18pt" style:font-size-complex="18pt"/>
    </style:style>
    <style:style style:name="P39" style:parent-style-name="Standard" style:family="paragraph">
      <style:text-properties fo:color="#000000" fo:font-size="16pt" style:font-size-asian="16pt" style:font-size-complex="16pt"/>
    </style:style>
    <style:style style:name="P40" style:parent-style-name="Standard" style:family="paragraph">
      <style:text-properties fo:color="#069A2E" fo:font-size="18pt" style:font-size-asian="18pt" style:font-size-complex="18pt"/>
    </style:style>
    <style:style style:name="P41" style:parent-style-name="Standard" style:family="paragraph">
      <style:text-properties fo:color="#000000" fo:font-size="16pt" style:font-size-asian="16pt" style:font-size-complex="16pt"/>
    </style:style>
    <style:style style:name="P42" style:parent-style-name="Standard" style:family="paragraph">
      <style:text-properties fo:color="#000000" fo:font-size="16pt" style:font-size-asian="16pt" style:font-size-complex="16pt"/>
    </style:style>
    <style:style style:name="P43" style:parent-style-name="Standard" style:family="paragraph">
      <style:text-properties fo:color="#000000" fo:font-size="16pt" style:font-size-asian="16pt" style:font-size-complex="16pt"/>
    </style:style>
    <style:style style:name="P44" style:parent-style-name="Standard" style:family="paragraph">
      <style:text-properties fo:color="#069A2E" fo:font-size="18pt" style:font-size-asian="18pt" style:font-size-complex="18pt"/>
    </style:style>
    <style:style style:name="P45" style:parent-style-name="Standard" style:family="paragraph">
      <style:text-properties fo:color="#000000" fo:font-size="16pt" style:font-size-asian="16pt" style:font-size-complex="16pt"/>
    </style:style>
    <style:style style:name="P46" style:parent-style-name="Standard" style:family="paragraph">
      <style:text-properties fo:color="#069A2E" fo:font-size="18pt" style:font-size-asian="18pt" style:font-size-complex="18pt"/>
    </style:style>
    <style:style style:name="P47" style:parent-style-name="Standard" style:family="paragraph">
      <style:text-properties fo:color="#000000" fo:font-size="16pt" style:font-size-asian="16pt" style:font-size-complex="16pt"/>
    </style:style>
    <style:style style:name="P48" style:parent-style-name="Standard" style:family="paragraph">
      <style:text-properties fo:color="#069A2E" fo:font-size="18pt" style:font-size-asian="18pt" style:font-size-complex="18pt"/>
    </style:style>
    <style:style style:name="P49" style:parent-style-name="Standard" style:family="paragraph">
      <style:text-properties fo:color="#069A2E" fo:font-size="18pt" style:font-size-asian="18pt" style:font-size-complex="18pt"/>
    </style:style>
    <style:style style:name="P50" style:parent-style-name="Standard" style:family="paragraph">
      <style:text-properties fo:color="#069A2E" fo:font-size="18pt" style:font-size-asian="18pt" style:font-size-complex="18pt"/>
    </style:style>
    <style:style style:name="P51" style:parent-style-name="Standard" style:family="paragraph">
      <style:text-properties fo:color="#069A2E" fo:font-size="18pt" style:font-size-asian="18pt" style:font-size-complex="18pt"/>
    </style:style>
    <style:style style:name="P52" style:parent-style-name="Standard" style:family="paragraph">
      <style:text-properties fo:color="#069A2E" fo:font-size="18pt" style:font-size-asian="18pt" style:font-size-complex="18pt"/>
    </style:style>
    <style:style style:name="P53" style:parent-style-name="Standard" style:family="paragraph">
      <style:text-properties fo:color="#069A2E" fo:font-size="18pt" style:font-size-asian="18pt" style:font-size-complex="18pt"/>
    </style:style>
    <style:style style:name="P54" style:parent-style-name="Standard" style:family="paragraph">
      <style:text-properties fo:color="#069A2E" fo:font-size="18pt" style:font-size-asian="18pt" style:font-size-complex="18pt"/>
    </style:style>
    <style:style style:name="P55" style:parent-style-name="Standard" style:family="paragraph">
      <style:text-properties fo:color="#069A2E" fo:font-size="18pt" style:font-size-asian="18pt" style:font-size-complex="18pt"/>
    </style:style>
    <style:style style:name="P56" style:parent-style-name="Standard" style:family="paragraph">
      <style:text-properties fo:color="#069A2E" fo:font-size="18pt" style:font-size-asian="18pt" style:font-size-complex="18pt"/>
    </style:style>
    <style:style style:name="P57" style:parent-style-name="Standard" style:family="paragraph">
      <style:text-properties fo:color="#069A2E" fo:font-size="18pt" style:font-size-asian="18pt" style:font-size-complex="18pt"/>
    </style:style>
  </office:automatic-styles>
  <office:body>
    <office:text text:use-soft-page-breaks="true">
      <text:p text:style-name="P1">Talk ESC2022</text:p>
      <text:p text:style-name="P2"/>
      <text:p text:style-name="P3">1 Presentazione di me</text:p>
      <text:p text:style-name="P4">Salve e buongiorno a tutti, sono<text:s/>uno studente di 21 anni appassionato di programmazione, in particolare di sviluppo di videogiochi specie su hardware retro e di applicazioni di rete.<text:s/>Quello che oggi voglio esporre è la mia esperienza e contributo nel far tornare online il GameBoy 0</text:p>
      <text:p text:style-name="P5">2 Storia dell'addon (2 or 3 frasi)</text:p>
      <text:p text:style-name="P6">Prima di tutto, occorre fare un salto indietro<text:s/>nel tempo, rispettivamente a Gennaio 2001 dove, in Giappone, è stato appena distribuito il Mobile Adapter Gb.</text:p>
      <text:p text:style-name="P7"/>
      <text:p text:style-name="P8">2.1 Cosa fa l'addon (semplici frasi con immagini della presentazione)</text:p>
      <text:p text:style-name="P9">L’addon consentiva di collegare la console portatile ad internet utilizzando un telefono compatibile con standard Giapponesi PDC, CdmaOne e DDI tecnologie simili ad EDGE o USM che abbiamo nei nostri cellurari.</text:p>
      <text:p text:style-name="P10">Si trattava di un vero ponte d’accesso per il mondo online per diversi videogiochi tra cui Pokemon Cristallo e Mario Kart: Super Circuit.</text:p>
      <text:p text:style-name="P11"/>
      <text:p text:style-name="P12">2.2 Discontinuazione dell'addon (come mai l'addon è fallito, qualche frase)</text:p>
      <text:p text:style-name="P13">L’addon presentava alcuni problemi, doveva supportare tutti i metodi di comunicazione standard dei cellulari dell’epoca giapponesi e costava 10JPY ogni<text:s/>minuto per mantenere la chiamata attiva.</text:p>
      <text:p text:style-name="P14">Oltretutto avere solo 22 giochi per il GameBoy Color e GameBoy Advance supportati non ha aiutato. Il servizio, venne discontinuato a Dicembre 2002 portando con se diversi contenuti esclusivi ormai impossibili da reperire. Per esempio</text:p>
      <text:p text:style-name="P15"/>
      <text:p text:style-name="P16">2.2.1 Conseguenze della discontinuazione (cosa è successo alla possibilità di giocare online e quali contenuti dei giochi abbiamo perso eg: Net de Get o Pokemon Cristallo)</text:p>
      <text:p text:style-name="P17">Pokemon Cristallo aveva un servizio di news settiminali e la distrubizione di Celebi un pokemon segreto (che è il motivo per il quale ho iniziato questo progetto), di quale oggi non abbiamo nemmeno traccia del Pokemon originale distribuito.</text:p>
      <text:soft-page-break/>
      <text:p text:style-name="P18">Net de Get, un videogioco basato esclusivamente su questo addon, dove consentiva di poter scaricare minigiochi mensili è andato totalmente perduto, attualmente ci è rimasto solo qualche screenshot, e questi sono solo due esempi di giochi che utilizzavano questo addon e che ormai, la fantomatica componente online è perduta.</text:p>
      <text:p text:style-name="P19"/>
      <text:p text:style-name="P20">Immagino<text:s/>anche voi avete avuto un problema del genere</text:p>
      <text:p text:style-name="P21">[NOTE: in the representation here you can ask the listener: I think some of you guys must experience this]</text:p>
      <text:p text:style-name="P22"/>
      <text:p text:style-name="P23">3. Introduzione al progetto REON (come sono entrato nel progetto e cosa facciamo)</text:p>
      <text:p text:style-name="P24">Per questo motivo è nato il progetto REON, un progetto ambizioso open source che mira ad emulare totalmente non solo i server di gioco dell’adattatore, ma anche crearne una nuova versione fisica per poter tornare online sulle portatili Nintendo. Quello di cui mi sono occupato<text:s/>principalmente, è stata l’emulazione dell’addon su PC e il collegamento con il mio GameBoy reale.</text:p>
      <text:p text:style-name="P25"/>
      <text:p text:style-name="P26">3.1. Introduzione al funzionamento originale dell'addon (Grafo 1)</text:p>
      <text:p text:style-name="P27">La metodologia utilizzata per poter scoprire i segreti dell’addon, è stata prima di tutto riuscire a capire come far credere al gioco che l’addon esista, utilizzando un emulatore e disassemblando il codice direttamente dal gioco, gran parte del lavoro iniziale e delle prime modifiche per collegarlo a server reali si basa appunto su investigazioni di Pokemon Cristallo e di test eseguiti con un suo piccolo script.</text:p>
      <text:p text:style-name="P28">Successivamente, alcune persone sono riuscite a dumpare il firmware dell’adattatore e disassemblandolo su IDA sono riusciti a poter completare la documentazione, di fatti oggi possiamo completamente emulare l’addon in maniera completamente accurata. Il grosso del problema attualmente, sta appunto nei giochi, in quanto ogni gioco ha dei suoi dati e server particolari scambiati usando l’addattore.</text:p>
      <text:p text:style-name="P29">[CONNTETTORE?]</text:p>
      <text:soft-page-break/>
      <text:p text:style-name="P30">Parto con la parte corposa introducendo il funzionamento originale dell’addon, [...]</text:p>
      <text:p text:style-name="P31"/>
      <text:p text:style-name="P32">3.2 Come funziona le reimplementazioni di REON (Grafo 2) [prima emulatori BGB/MGBA poi hw reale Arduino/ATMEGA/ecc]</text:p>
      <text:p text:style-name="P33">La implementazione che abbiamo pensato di applicare è centrata attorno ad una libreria generica che emula il funzionamento dell’adattatore chiamata libmobile. Quello che vedete nella slide, si tratta del funzionamento della libreria per un emulatore GameBoy Color/GameBoy Advance (ammettendo che il suddetto supporti già le funzionalità di<text:s/>link esterno)</text:p>
      <text:p text:style-name="P34">[…]</text:p>
      <text:p text:style-name="P35">La parte che vedete qui sotto riguarda l’implementazione su hardware fisico […]</text:p>
      <text:p text:style-name="P36">3.2 Il protocollo del mobile adapter (parte libmobile e comparazione con la gb camera se c'è tempo)</text:p>
      <text:p text:style-name="P37"/>
      <text:p text:style-name="P38">3.3 Piccolissima introduzione Arduino (1/2 frasi)</text:p>
      <text:p text:style-name="P39">Tra le<text:s/>parti il quale ho contributo che ho trovato più complicate, specie per me essendo la mia prima effettiva volta a toccare elettronica, è stata la parte di comunicazione con l’Arduino, sia lato GameBoy che lato computer.</text:p>
      <text:p text:style-name="P40">3.4 Primi esperimenti con la GPIO/Analog e come pensavo si comunicasse con il GBC e spiegazione della seriale</text:p>
      <text:p text:style-name="P41">La comunicazione della porta seriale del GameBoy funziona in questo modo [….], qui c’è un pinout acquistabile ad esempio da OSH Park. Originariamente, pensavo che bastasse leggere e<text:s/>scrivere con un semplice lettura del GPIO quindi digitalRead per poter comunicare con il GameBoy. Cosa confermata con la mia cartuccia di Tetris il quale sono riuscito a prendere le informazioni ricevute nella seriale. Provando successivamente Mobile Trainer, ovvero il gioco per configurare l’adattatore, mi sono reso conto che qualcosa non andava. Ricevevo troppi pochi dati per confermare la struttura di un messaggio inviato dal gioco.</text:p>
      <text:p text:style-name="P42">Mi sono reso conto, guardando la documentazione di gbdev qui nella<text:s/>slide, di non aver prestato attenzione ad un piccolo dettaglio chiamata velocità di comunicazione. Andando ad investigare la lettura GPIO di un Arduino come mostrato nella slide purtroppo non è sufficiente a poter leggere<text:s/><text:soft-page-break/>totalmente di dati della console.<text:s/>A questo punto, come fare per leggere i dati in una velocità accettabile dall’Arduino? L’SPI.</text:p>
      <text:p text:style-name="P43">Utilizzando ed implementando un semplice lettore di dati SPI e modificando i cavettini, sono finalmente riuscito a ricevere un messaggio corretto dal gioco.</text:p>
      <text:p text:style-name="P44">3.6 Spiegamento ed implementazione del PC Connector (rs212 python, e utilizzo del TCP)</text:p>
      <text:p text:style-name="P45">Il mio connettore, si basa sull’utilizzo di […..] per […..]</text:p>
      <text:p text:style-name="P46">3.7 Funzionamento del server (HTTP Web PHP, POP3 e IMAP)</text:p>
      <text:p text:style-name="P47">Come accennato precedentemente, il funzionamento effettivo dei giochi si basa su diversi concetti. La comunicazione con i server di gioco può avvenire sia con un sito web HTTP di cui il gioco si collega e richiede dei dati, infatti c’è anche la possibilità di usare un vero e proprio browser internet limitato, le<text:s/>richieste generalmente supportano sia GET che POST. Un esempio di gioco che utilizza HTTP è Mario Kart per la lettura e l’invio delle classifiche. Il secondo metodo di comunicazione con i server avviene usando un server di posta, quindi SMTP per l’invio di posta e POP3 per la recezione di posta. Un gioco che utilizza questa funzionalità è Pokemon Cristallo per lo scambio di pokemon che sono semplicemente email inviate, validate dal server, si spera, e ricevute. Un altra componente sono le comunicazioni tra<text:s/>più utenti utilizzando il P2P, P2P funzionante chiamando letteralmente un telefono con un altro. (spiegazione classica Dial Up da mettere da qualche parte)</text:p>
      <text:p text:style-name="P48">4. Live demo</text:p>
      <text:p text:style-name="P49">5. Ringraziamenti</text:p>
      <text:p text:style-name="P50"/>
      <text:p text:style-name="P51"/>
      <text:p text:style-name="P52">-</text:p>
      <text:p text:style-name="P53">1. Capire il funzionamento dei dati del gioco</text:p>
      <text:p text:style-name="P54">2. Costruire il supporto per l'emulatore per rispondere ai dati che vuole il gioco</text:p>
      <text:p text:style-name="P55">3. Documentazione del protocollo (con il firmware)</text:p>
      <text:p text:style-name="P56">4. Costruire un addon con un arduino</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ristian</dc:creator>
    <meta:creation-date>2022-08-24T13:59:00Z</meta:creation-date>
    <dc:date>2023-08-28T23:06:00Z</dc:date>
    <meta:template xlink:href="Normal.dotm" xlink:type="simple"/>
    <meta:editing-cycles>7</meta:editing-cycles>
    <meta:editing-duration>PT105600S</meta:editing-duration>
    <meta:document-statistic meta:page-count="4" meta:paragraph-count="14" meta:word-count="1112" meta:character-count="7438" meta:row-count="52" meta:non-whitespace-character-count="6340"/>
  </office:meta>
</office:document-meta>
</file>